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036cm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3.05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6.227cm"/>
    </style:style>
    <style:style style:name="gr5" style:family="graphic" style:parent-style-name="standard">
      <style:graphic-properties draw:stroke="none" svg:stroke-color="#000000" draw:fill="none" draw:fill-color="#ffffff" fo:min-height="6.608cm"/>
    </style:style>
    <style:style style:name="gr6" style:family="graphic" style:parent-style-name="standard">
      <style:graphic-properties draw:stroke="none" svg:stroke-color="#000000" draw:fill="none" draw:fill-color="#ffffff" fo:min-height="8.00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44cm" svg:height="2.286cm" svg:x="9.001cm" svg:y="2.397cm">
          <draw:text-box>
            <text:p>Initial Handshake</text:p>
          </draw:text-box>
        </draw:frame>
        <draw:custom-shape draw:style-name="gr2" draw:text-style-name="P2" draw:layer="layout" svg:width="3.556cm" svg:height="2.794cm" svg:x="8.747cm" svg:y="9.636cm">
          <text:p text:style-name="P2">O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2.794cm" svg:x="15.097cm" svg:y="9.636cm">
          <text:p text:style-name="P2">R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557cm" svg:y1="10.779cm" svg:x2="14.843cm" svg:y2="10.779cm">
          <text:p/>
        </draw:line>
        <draw:line draw:style-name="gr3" draw:text-style-name="P3" draw:layer="layout" svg:x1="14.716cm" svg:y1="11.795cm" svg:x2="12.43cm" svg:y2="11.795cm">
          <text:p/>
        </draw:line>
      </draw:page>
      <draw:page draw:name="page2" draw:style-name="dp1" draw:master-page-name="Default">
        <draw:frame draw:style-name="gr1" draw:text-style-name="P1" draw:layer="layout" svg:width="9.144cm" svg:height="2.286cm" svg:x="9.001cm" svg:y="2.398cm">
          <draw:text-box>
            <text:p>Create Circuit to R1</text:p>
          </draw:text-box>
        </draw:frame>
        <draw:frame draw:style-name="gr4" draw:text-style-name="P5" draw:layer="layout" svg:width="15.621cm" svg:height="6.477cm" svg:x="8.366cm" svg:y="4.81cm">
          <draw:text-box>
            <text:list text:style-name="L1">
              <text:list-item>
                <text:p text:style-name="P4"><text:span text:style-name="T1">Send </text:span><text:span text:style-name="T1">CREAT</text:span><text:span text:style-name="T1">E2 cell </text:span><text:span text:style-name="T1">to R1</text:span></text:p>
              </text:list-item>
              <text:list-item>
                <text:p text:style-name="P4"><text:span text:style-name="T1">Receive </text:span><text:span text:style-name="T1">CREAT</text:span><text:span text:style-name="T1">ED2 cell </text:span><text:span text:style-name="T1">from R1</text:span></text:p>
              </text:list-item>
            </text:list>
          </draw:text-box>
        </draw:frame>
        <draw:custom-shape draw:style-name="gr2" draw:text-style-name="P2" draw:layer="layout" svg:width="3.556cm" svg:height="2.794cm" svg:x="9.255cm" svg:y="12.557cm">
          <text:p text:style-name="P2">O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2.794cm" svg:x="15.605cm" svg:y="12.557cm">
          <text:p text:style-name="P2">R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065cm" svg:y1="13.7cm" svg:x2="15.351cm" svg:y2="13.7cm">
          <text:p/>
        </draw:line>
        <draw:line draw:style-name="gr3" draw:text-style-name="P3" draw:layer="layout" svg:x1="15.224cm" svg:y1="14.716cm" svg:x2="12.938cm" svg:y2="14.716cm">
          <text:p/>
        </draw:line>
      </draw:page>
      <draw:page draw:name="page3" draw:style-name="dp1" draw:master-page-name="Default">
        <draw:frame draw:style-name="gr1" draw:text-style-name="P1" draw:layer="layout" svg:width="9.144cm" svg:height="2.286cm" svg:x="9.001cm" svg:y="2.399cm">
          <draw:text-box>
            <text:p>Extend Circuit to R2</text:p>
          </draw:text-box>
        </draw:frame>
        <draw:frame draw:style-name="gr5" draw:text-style-name="P5" draw:layer="layout" svg:width="15.621cm" svg:height="6.858cm" svg:x="7.858cm" svg:y="4.81cm">
          <draw:text-box>
            <text:list text:style-name="L1">
              <text:list-item>
                <text:p text:style-name="P4"><text:span text:style-name="T1">OP </text:span><text:span text:style-name="T1">sends </text:span><text:span text:style-name="T1">EXTEN</text:span><text:span text:style-name="T1">D2 </text:span><text:span text:style-name="T1">RELAY </text:span><text:span text:style-name="T1">cell to </text:span><text:span text:style-name="T1">R1</text:span></text:p>
              </text:list-item>
              <text:list-item>
                <text:p text:style-name="P4"><text:span text:style-name="T1">R1 </text:span><text:span text:style-name="T1">sends </text:span><text:span text:style-name="T1">CREAT</text:span><text:span text:style-name="T1">E2 cell </text:span><text:span text:style-name="T1">to R2</text:span></text:p>
              </text:list-item>
              <text:list-item>
                <text:p text:style-name="P4"><text:span text:style-name="T1">R2 </text:span><text:span text:style-name="T1">sends </text:span><text:span text:style-name="T1">CREAT</text:span><text:span text:style-name="T1">ED2 cell </text:span><text:span text:style-name="T1">to R1</text:span></text:p>
              </text:list-item>
              <text:list-item>
                <text:p text:style-name="P4"><text:span text:style-name="T1">R1 </text:span><text:span text:style-name="T1">sends </text:span><text:span text:style-name="T1">EXTEN</text:span><text:span text:style-name="T1">DED2 </text:span><text:span text:style-name="T1">RELAY </text:span><text:span text:style-name="T1">cell to </text:span><text:span text:style-name="T1">OP</text:span></text:p>
              </text:list-item>
            </text:list>
          </draw:text-box>
        </draw:frame>
        <draw:custom-shape draw:style-name="gr2" draw:text-style-name="P2" draw:layer="layout" svg:width="3.556cm" svg:height="2.794cm" svg:x="19.288cm" svg:y="13.446cm">
          <text:p text:style-name="P2">R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2.794cm" svg:x="6.461cm" svg:y="13.446cm">
          <text:p text:style-name="P2">O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2.794cm" svg:x="12.811cm" svg:y="13.446cm">
          <text:p text:style-name="P2">R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271cm" svg:y1="14.589cm" svg:x2="12.557cm" svg:y2="14.589cm">
          <text:p/>
        </draw:line>
        <draw:line draw:style-name="gr3" draw:text-style-name="P3" draw:layer="layout" svg:x1="16.621cm" svg:y1="14.589cm" svg:x2="18.907cm" svg:y2="14.589cm">
          <text:p/>
        </draw:line>
        <draw:line draw:style-name="gr3" draw:text-style-name="P3" draw:layer="layout" svg:x1="12.43cm" svg:y1="15.605cm" svg:x2="10.144cm" svg:y2="15.605cm">
          <text:p/>
        </draw:line>
        <draw:line draw:style-name="gr3" draw:text-style-name="P3" draw:layer="layout" svg:x1="18.907cm" svg:y1="15.605cm" svg:x2="16.621cm" svg:y2="15.605cm">
          <text:p/>
        </draw:line>
      </draw:page>
      <draw:page draw:name="page4" draw:style-name="dp1" draw:master-page-name="Default">
        <draw:custom-shape draw:style-name="gr2" draw:text-style-name="P2" draw:layer="layout" svg:width="3.556cm" svg:height="2.794cm" svg:x="15.097cm" svg:y="14.081cm">
          <text:p text:style-name="P2">R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2.794cm" svg:x="2.27cm" svg:y="14.081cm">
          <text:p text:style-name="P2">O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2.794cm" svg:x="8.62cm" svg:y="14.081cm">
          <text:p text:style-name="P2">R1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144cm" svg:height="2.286cm" svg:x="9.001cm" svg:y="2.399cm">
          <draw:text-box>
            <text:p>Extend Circuit to R3</text:p>
          </draw:text-box>
        </draw:frame>
        <draw:line draw:style-name="gr3" draw:text-style-name="P3" draw:layer="layout" svg:x1="6.08cm" svg:y1="15.224cm" svg:x2="8.366cm" svg:y2="15.224cm">
          <text:p/>
        </draw:line>
        <draw:frame draw:style-name="gr6" draw:text-style-name="P5" draw:layer="layout" svg:width="15.621cm" svg:height="8.255cm" svg:x="6.588cm" svg:y="4.175cm">
          <draw:text-box>
            <text:list text:style-name="L1">
              <text:list-item>
                <text:p text:style-name="P4"><text:span text:style-name="T1">OP </text:span><text:span text:style-name="T1">sends </text:span><text:span text:style-name="T1">EXTEN</text:span><text:span text:style-name="T1">D2 </text:span><text:span text:style-name="T1">RELAY </text:span><text:span text:style-name="T1">cell to </text:span><text:span text:style-name="T1">R1</text:span></text:p>
              </text:list-item>
              <text:list-item>
                <text:p text:style-name="P4"><text:span text:style-name="T1">R1 </text:span><text:span text:style-name="T1">sends </text:span><text:span text:style-name="T1">EXTEN</text:span><text:span text:style-name="T1">D2 </text:span><text:span text:style-name="T1">RELAY </text:span><text:span text:style-name="T1">cell to </text:span><text:span text:style-name="T1">R2</text:span></text:p>
              </text:list-item>
              <text:list-item>
                <text:p text:style-name="P4"><text:span text:style-name="T1">R2 </text:span><text:span text:style-name="T1">sends </text:span><text:span text:style-name="T1">CREAT</text:span><text:span text:style-name="T1">E2 cell </text:span><text:span text:style-name="T1">to R3</text:span></text:p>
                <text:p text:style-name="P4"><text:span text:style-name="T1"/></text:p>
              </text:list-item>
              <text:list-item>
                <text:p text:style-name="P4"><text:span text:style-name="T1">R3 </text:span><text:span text:style-name="T1">sends </text:span><text:span text:style-name="T1">CREAT</text:span><text:span text:style-name="T1">ED2 cell </text:span><text:span text:style-name="T1">to R2</text:span></text:p>
              </text:list-item>
              <text:list-item>
                <text:p text:style-name="P4"><text:span text:style-name="T1">R2 </text:span><text:span text:style-name="T1">sends </text:span><text:span text:style-name="T1">EXTEN</text:span><text:span text:style-name="T1">DED2 </text:span><text:span text:style-name="T1">RELAY </text:span><text:span text:style-name="T1">cell to </text:span><text:span text:style-name="T1">R1</text:span></text:p>
              </text:list-item>
              <text:list-item>
                <text:p text:style-name="P4"><text:span text:style-name="T1">R1 </text:span><text:span text:style-name="T1">sends </text:span><text:span text:style-name="T1">EXTEN</text:span><text:span text:style-name="T1">DED2 </text:span><text:span text:style-name="T1">RELAY </text:span><text:span text:style-name="T1">cell to </text:span><text:span text:style-name="T1">OP</text:span></text:p>
              </text:list-item>
            </text:list>
          </draw:text-box>
        </draw:frame>
        <draw:custom-shape draw:style-name="gr2" draw:text-style-name="P2" draw:layer="layout" svg:width="3.556cm" svg:height="2.794cm" svg:x="21.574cm" svg:y="14.208cm">
          <text:p text:style-name="P2">R3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43cm" svg:y1="15.224cm" svg:x2="14.716cm" svg:y2="15.224cm">
          <text:p/>
        </draw:line>
        <draw:line draw:style-name="gr3" draw:text-style-name="P3" draw:layer="layout" svg:x1="18.907cm" svg:y1="15.224cm" svg:x2="21.193cm" svg:y2="15.224cm">
          <text:p/>
        </draw:line>
        <draw:line draw:style-name="gr3" draw:text-style-name="P3" draw:layer="layout" svg:x1="8.239cm" svg:y1="16.24cm" svg:x2="5.953cm" svg:y2="16.24cm">
          <text:p/>
        </draw:line>
        <draw:line draw:style-name="gr3" draw:text-style-name="P3" draw:layer="layout" svg:x1="14.716cm" svg:y1="16.24cm" svg:x2="12.43cm" svg:y2="16.24cm">
          <text:p/>
        </draw:line>
        <draw:line draw:style-name="gr3" draw:text-style-name="P3" draw:layer="layout" svg:x1="21.32cm" svg:y1="16.367cm" svg:x2="19.034cm" svg:y2="16.3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 style:parent-style-name="Outlined_20_Blue">
      <style:graphic-properties draw:stroke="solid" draw:stroke-dash="Fine_20_Dashed" svg:stroke-width="0cm" svg:stroke-color="#3465a4" draw:marker-start-width="0.203cm" draw:marker-start-center="false" draw:marker-end-width="0.203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0T17:55:31.922785052</meta:creation-date>
    <dc:date>2019-03-20T18:18:50.833908815</dc:date>
    <meta:editing-duration>PT23M16S</meta:editing-duration>
    <meta:editing-cycles>10</meta:editing-cycles>
    <meta:generator>LibreOffice/6.1.5.2$Linux_X86_64 LibreOffice_project/10$Build-2</meta:generator>
    <meta:document-statistic meta:object-count="32"/>
  </office:meta>
</office:document-meta>
</file>